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URCH IN EPHESUS (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HURCH IN EPHESUS (2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unselor (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mendation (2:2-3, 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mmendation (2:2-3, 6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rough hard work and patience, the church has performed many righteous deeds (2:2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y do not tolerate sin in the church (2:2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allow only sound doctrine to be taught (2:2c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y have suffered for Jesus (2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hate the practices of the Nicolaitans (2:6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CHURCH IN EPHESUS (2:1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Counselor (2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mmendation (2:2-3, 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chastening (2: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counsel (2: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-title-Title-Slide" presentation:presentation-page-layout-name="Master1-PPL1" draw:id="Slide-260">
        <draw:frame draw:id="id91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<text:s text:c="1"/>The counsel (2:5)<text:s text:c="1"/></text:span><text:span text:style-name="a502" text:class-names=""/></text:p>
          </draw:text-box>
          <svg:title/>
          <svg:desc/>
        </draw:frame>
        <draw:frame draw:id="id92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cedure involved (2:5a-5c)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procedure involved (2:5a-5c)<text:s text:c="1"/></text:span><text:span text:style-name="a512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y are to remember their first love (2:5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are to repent (2:5b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are to return to their first love (2:5c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counsel (2:5)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rocedure involved (2:5a-5c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enalty (2:5d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THE CHURCH IN EPHESUS (2:1-7)<text:s text:c="1"/></text:span><text:span text:style-name="a545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unselor (2: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endation (2:2-3, 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hastening (2: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ounsel (2: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challenge (2: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VELATION 2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CHURCH IN EPHESUS (2:1-7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CHURCH IN SMYRNA (2:8-11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CHURCH IN SMYRNA (2:8-11)<text:s text:c="1"/></text:span><text:span text:style-name="a584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Counselor (2: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mmendation (2:9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commendation (2:9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y are persecuted and poor, yet they are rich (2:9a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y have been slandered by those belonging to Satan himself (2:9b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CHURCH IN SMYRNA (2:8-11)<text:s text:c="1"/></text:span><text:span text:style-name="a614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Counselor (2: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commendation (2:9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hastening: None given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unsel (2:10): They are to remain faithful unto death and will receive a crown of life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allenge (2:11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REVELATION 2</text:span><text:span text:style-name="a638" text:class-names=""/></text:p>
          </draw:text-box>
          <svg:title/>
          <svg:desc/>
        </draw:frame>
        <draw:frame draw:id="id108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CHURCH IN EPHESUS (2:1-7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CHURCH IN SMYRNA (2:8-11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CHURCH IN PERGAMOS (2:12-17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4" draw:style-name="a654" draw:master-page-name="Master1-Layout12-tx-Title-and-Text" presentation:presentation-page-layout-name="Master1-PPL12" draw:id="Slide-269">
        <draw:frame draw:id="id109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THE CHURCH IN PERGAMOS (2:12-17)<text:s text:c="1"/></text:span><text:span text:style-name="a656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unselor (2:1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mmendation (2:1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2-tx-Title-and-Text" presentation:presentation-page-layout-name="Master1-PPL12" draw:id="Slide-270">
        <draw:frame draw:id="id111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ommendation (2:13)<text:s text:c="1"/></text:span><text:span text:style-name="a671" text:class-names=""/></text:p>
          </draw:text-box>
          <svg:title/>
          <svg:desc/>
        </draw:frame>
        <draw:frame draw:id="id112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remain faithful even though living in Satan's headquarters (2:13a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One of their members, Antipas, had become a martyr (2:13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6" draw:style-name="a684" draw:master-page-name="Master1-Layout12-tx-Title-and-Text" presentation:presentation-page-layout-name="Master1-PPL12" draw:id="Slide-271">
        <draw:frame draw:id="id11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CHURCH IN PERGAMOS (2:12-17)<text:s text:c="1"/></text:span><text:span text:style-name="a686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unselor (2: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mmendation (2: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hastening (2:14-15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chastening (2:14-15)<text:s text:c="1"/></text:span><text:span text:style-name="a704" text:class-names=""/></text:p>
          </draw:text-box>
          <svg:title/>
          <svg:desc/>
        </draw:frame>
        <draw:frame draw:id="id116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are tolerating the teachings of Balaam (2:14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tolerating the teachings of the Nicolaitans (2:15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8" draw:style-name="a717" draw:master-page-name="Master1-Layout12-tx-Title-and-Text" presentation:presentation-page-layout-name="Master1-PPL12" draw:id="Slide-273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CHURCH IN PERGAMOS (2:12-17)<text:s text:c="1"/></text:span><text:span text:style-name="a719" text:class-names=""/></text:p>
          </draw:text-box>
          <svg:title/>
          <svg:desc/>
        </draw:frame>
        <draw:frame draw:id="id118" presentation:style-name="a740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Counselor (2:12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ommendation (2:1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hastening (2:14-1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unsel (2:1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hallenge (2:17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19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challenge (2:17)<text:s text:c="1"/></text:span><text:span text:style-name="a743" text:class-names=""/></text:p>
          </draw:text-box>
          <svg:title/>
          <svg:desc/>
        </draw:frame>
        <draw:frame draw:id="id120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o partake of the hidden manna (2:17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o be given a white stone with a new name (2:1 7b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2-tx-Title-and-Text" presentation:presentation-page-layout-name="Master1-PPL12" draw:id="Slide-275">
        <draw:frame draw:id="id121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THE CHURCH IN PERGAMOS (2:12-17)<text:s text:c="1"/></text:span><text:span text:style-name="a758" text:class-names=""/></text:p>
          </draw:text-box>
          <svg:title/>
          <svg:desc/>
        </draw:frame>
        <draw:frame draw:id="id122" presentation:style-name="a779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Counselor (2:12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commendation (2:13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chastening (2:14-1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counsel (2: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hallenge (2:17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1" draw:style-name="a780" draw:master-page-name="Master1-Layout12-tx-Title-and-Text" presentation:presentation-page-layout-name="Master1-PPL12" draw:id="Slide-276">
        <draw:frame draw:id="id123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REVELATION 2</text:span><text:span text:style-name="a782" text:class-names=""/></text:p>
          </draw:text-box>
          <svg:title/>
          <svg:desc/>
        </draw:frame>
        <draw:frame draw:id="id124" presentation:style-name="a800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THE CHURCH IN EPHESUS (2:1-7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HE CHURCH IN SMYRNA (2:8-11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THE CHURCH IN PERGAMOS (2:12-1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CHURCH IN THYATIRA (2:18-2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2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THE CHURCH IN THYATIRA (2:18-29)<text:s text:c="1"/></text:span><text:span text:style-name="a803" text:class-names=""/></text:p>
          </draw:text-box>
          <svg:title/>
          <svg:desc/>
        </draw:frame>
        <draw:frame draw:id="id126" presentation:style-name="a818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Counselor (2:18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mmendation (2:1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chastening (2:20-23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27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chastening (2:20-23)<text:s text:c="1"/></text:span><text:span text:style-name="a821" text:class-names=""/></text:p>
          </draw:text-box>
          <svg:title/>
          <svg:desc/>
        </draw:frame>
        <draw:frame draw:id="id128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wickedness (2:2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warning (2:21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4" draw:style-name="a834" draw:master-page-name="Master1-Layout12-tx-Title-and-Text" presentation:presentation-page-layout-name="Master1-PPL12" draw:id="Slide-279">
        <draw:frame draw:id="id129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CHURCH IN THYATIRA (2:18-29)<text:s text:c="1"/></text:span><text:span text:style-name="a836" text:class-names=""/></text:p>
          </draw:text-box>
          <svg:title/>
          <svg:desc/>
        </draw:frame>
        <draw:frame draw:id="id130" presentation:style-name="a857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Counselor (2:18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commendation (2:19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hastening (2:20-23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counsel (2:24-25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challenge (2:26-29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5" draw:style-name="a858" draw:master-page-name="Master1-Layout12-tx-Title-and-Text" presentation:presentation-page-layout-name="Master1-PPL12" draw:id="Slide-280">
        <draw:frame draw:id="id131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challenge (2:26-29)<text:s text:c="1"/></text:span><text:span text:style-name="a860" text:class-names=""/></text:p>
          </draw:text-box>
          <svg:title/>
          <svg:desc/>
        </draw:frame>
        <draw:frame draw:id="id132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y will help rule over the nations (2:26-28a)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y will be given the morning star (2:28b-29).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6" draw:style-name="a873" draw:master-page-name="Master1-Layout12-tx-Title-and-Text" presentation:presentation-page-layout-name="Master1-PPL12" draw:id="Slide-281">
        <draw:frame draw:id="id133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CHURCH IN THYATIRA (2:18-29)<text:s text:c="1"/></text:span><text:span text:style-name="a875" text:class-names=""/></text:p>
          </draw:text-box>
          <svg:title/>
          <svg:desc/>
        </draw:frame>
        <draw:frame draw:id="id134" presentation:style-name="a896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Counselor (2:18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commendation (2:19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chastening (2:20-2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counsel (2:24-25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challenge (2:26-29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7" draw:style-name="a897" draw:master-page-name="Master1-Layout12-tx-Title-and-Text" presentation:presentation-page-layout-name="Master1-PPL12" draw:id="Slide-282">
        <draw:frame draw:id="id13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REVELATION 2</text:span><text:span text:style-name="a899" text:class-names=""/></text:p>
          </draw:text-box>
          <svg:title/>
          <svg:desc/>
        </draw:frame>
        <draw:frame draw:id="id136" presentation:style-name="a917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CHURCH IN EPHESUS (2:1-7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CHURCH IN SMYRNA (2:8-11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THE CHURCH IN PERGAMOS (2:12-1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CHURCH IN THYATIRA (2:18-29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</dc:title>
    <meta:initial-creator>David STRICKLAND</meta:initial-creator>
    <dc:creator>David STRICKLAND</dc:creator>
    <meta:creation-date>2020-02-22T17:40:21Z</meta:creation-date>
    <dc:date>2020-02-22T17:40:21Z</dc:date>
    <meta:template xlink:href="BibleStudy" xlink:type="simple"/>
    <meta:editing-cycles>1</meta:editing-cycles>
    <meta:editing-duration>PT0S</meta:editing-duration>
    <meta:document-statistic meta:paragraph-count="110" meta:word-count="803"/>
  </office:meta>
</office:document-meta>
</file>